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style:font-name="Liberation Serif" officeooo:rsid="00073443" officeooo:paragraph-rsid="00073443"/>
    </style:style>
    <style:style style:name="P2" style:family="paragraph" style:parent-style-name="Text_20_body">
      <style:text-properties style:font-name="Liberation Serif" officeooo:rsid="00073443" officeooo:paragraph-rsid="00073443"/>
    </style:style>
    <style:style style:name="P3" style:family="paragraph" style:parent-style-name="Text_20_body">
      <style:text-properties style:font-name="Liberation Serif" officeooo:rsid="000d14c7" officeooo:paragraph-rsid="000d14c7"/>
    </style:style>
    <style:style style:name="P4" style:family="paragraph" style:parent-style-name="Text_20_body">
      <style:paragraph-properties fo:margin-left="0in" fo:margin-right="0in" fo:text-align="start" style:justify-single-word="false" fo:text-indent="0in" style:auto-text-indent="false"/>
      <style:text-properties style:font-name="Liberation Serif" officeooo:rsid="0008dd28" officeooo:paragraph-rsid="0008dd28"/>
    </style:style>
    <style:style style:name="P5" style:family="paragraph" style:parent-style-name="Text_20_body" style:list-style-name="L1">
      <style:text-properties style:font-name="Liberation Serif" fo:font-size="12pt" officeooo:rsid="000c79a6" officeooo:paragraph-rsid="000c79a6" style:font-size-asian="12pt" style:font-size-complex="12pt"/>
    </style:style>
    <style:style style:name="P6" style:family="paragraph" style:parent-style-name="Text_20_body" style:list-style-name="L1">
      <style:text-properties style:font-name="Liberation Serif" officeooo:rsid="000c79a6" officeooo:paragraph-rsid="000c79a6"/>
    </style:style>
    <style:style style:name="P7" style:family="paragraph" style:parent-style-name="Text_20_body">
      <style:text-properties style:font-name="Liberation Serif" officeooo:rsid="000d14c7" officeooo:paragraph-rsid="000d14c7"/>
    </style:style>
    <style:style style:name="P8" style:family="paragraph" style:parent-style-name="Text_20_body">
      <style:text-properties style:font-name="Liberation Serif" officeooo:rsid="000d14c7" officeooo:paragraph-rsid="00073443"/>
    </style:style>
    <style:style style:name="P9" style:family="paragraph" style:parent-style-name="Text_20_body">
      <style:paragraph-properties fo:text-align="justify" style:justify-single-word="false"/>
      <style:text-properties officeooo:rsid="0010766c" officeooo:paragraph-rsid="0010766c"/>
    </style:style>
    <style:style style:name="P10" style:family="paragraph" style:parent-style-name="Text_20_body">
      <style:paragraph-properties fo:text-align="justify" style:justify-single-word="false"/>
      <style:text-properties officeooo:paragraph-rsid="0010766c"/>
    </style:style>
    <style:style style:name="P11" style:family="paragraph" style:parent-style-name="Text_20_body">
      <style:paragraph-properties fo:text-align="justify" style:justify-single-word="false"/>
      <style:text-properties officeooo:rsid="00135714" officeooo:paragraph-rsid="00135714"/>
    </style:style>
    <style:style style:name="P12" style:family="paragraph" style:parent-style-name="Text_20_body">
      <style:paragraph-properties fo:text-align="justify" style:justify-single-word="false"/>
      <style:text-properties officeooo:rsid="00163458" officeooo:paragraph-rsid="00163458"/>
    </style:style>
    <style:style style:name="P13" style:family="paragraph" style:parent-style-name="Text_20_body" style:list-style-name="L3">
      <style:paragraph-properties fo:text-align="justify" style:justify-single-word="false"/>
      <style:text-properties officeooo:rsid="00163458" officeooo:paragraph-rsid="00163458"/>
    </style:style>
    <style:style style:name="P14" style:family="paragraph" style:parent-style-name="Text_20_body" style:list-style-name="L4">
      <style:paragraph-properties fo:text-align="justify" style:justify-single-word="false"/>
      <style:text-properties officeooo:rsid="00163458" officeooo:paragraph-rsid="00163458"/>
    </style:style>
    <style:style style:name="P15" style:family="paragraph" style:parent-style-name="Text_20_body" style:list-style-name="L4">
      <style:paragraph-properties fo:text-align="justify" style:justify-single-word="false"/>
      <style:text-properties officeooo:rsid="0017a285" officeooo:paragraph-rsid="0017a285"/>
    </style:style>
    <style:style style:name="P16" style:family="paragraph" style:parent-style-name="Text_20_body" style:list-style-name="L5">
      <style:paragraph-properties fo:text-align="justify" style:justify-single-word="false"/>
      <style:text-properties fo:font-style="italic" officeooo:rsid="0017a285" officeooo:paragraph-rsid="0017a285" style:font-style-asian="italic" style:font-style-complex="italic"/>
    </style:style>
    <style:style style:name="P17" style:family="paragraph" style:parent-style-name="Text_20_body" style:list-style-name="L5">
      <style:paragraph-properties fo:text-align="justify" style:justify-single-word="false"/>
      <style:text-properties fo:font-style="italic" officeooo:rsid="001c5b48" officeooo:paragraph-rsid="001c5b48" style:font-style-asian="italic" style:font-style-complex="italic"/>
    </style:style>
    <style:style style:name="P18" style:family="paragraph" style:parent-style-name="Text_20_body" style:list-style-name="L4">
      <style:paragraph-properties fo:text-align="justify" style:justify-single-word="false"/>
      <style:text-properties officeooo:rsid="001ba96c" officeooo:paragraph-rsid="001ba96c"/>
    </style:style>
    <style:style style:name="P19" style:family="paragraph" style:parent-style-name="Text_20_body" style:list-style-name="L4">
      <style:paragraph-properties fo:text-align="justify" style:justify-single-word="false"/>
      <style:text-properties officeooo:rsid="001e1ae4" officeooo:paragraph-rsid="001e1ae4"/>
    </style:style>
    <style:style style:name="P20" style:family="paragraph" style:parent-style-name="Text_20_body" style:list-style-name="L3">
      <style:paragraph-properties fo:text-align="justify" style:justify-single-word="false"/>
      <style:text-properties officeooo:rsid="001f420d" officeooo:paragraph-rsid="001f420d"/>
    </style:style>
    <style:style style:name="P21" style:family="paragraph" style:parent-style-name="Text_20_body">
      <style:paragraph-properties fo:text-align="justify" style:justify-single-word="false"/>
      <style:text-properties officeooo:rsid="002ac53d" officeooo:paragraph-rsid="002ac53d"/>
    </style:style>
    <style:style style:name="P22" style:family="paragraph" style:parent-style-name="Text_20_body">
      <style:paragraph-properties fo:text-align="justify" style:justify-single-word="false"/>
      <style:text-properties officeooo:rsid="00379dd3" officeooo:paragraph-rsid="00379dd3"/>
    </style:style>
    <style:style style:name="P23" style:family="paragraph" style:parent-style-name="Text_20_body">
      <style:text-properties officeooo:rsid="00392668" officeooo:paragraph-rsid="00392668"/>
    </style:style>
    <style:style style:name="P24" style:family="paragraph" style:parent-style-name="Subtitle" style:list-style-name="L2">
      <style:paragraph-properties fo:text-align="start" style:justify-single-word="false"/>
      <style:text-properties style:font-name="Liberation Serif" fo:font-size="12pt" officeooo:rsid="0008dd28" officeooo:paragraph-rsid="000c79a6" style:font-size-asian="12pt" style:font-size-complex="12pt"/>
    </style:style>
    <style:style style:name="P25" style:family="paragraph" style:parent-style-name="Heading_20_2">
      <style:text-properties officeooo:rsid="002937ea" officeooo:paragraph-rsid="002937ea"/>
    </style:style>
    <style:style style:name="P26" style:family="paragraph" style:parent-style-name="Heading_20_2">
      <style:text-properties officeooo:rsid="00392668" officeooo:paragraph-rsid="00392668"/>
    </style:style>
    <style:style style:name="P27" style:family="paragraph" style:parent-style-name="Footnote">
      <style:text-properties officeooo:rsid="0014accb" officeooo:paragraph-rsid="0014accb"/>
    </style:style>
    <style:style style:name="P28" style:family="paragraph" style:parent-style-name="Heading_20_1">
      <style:paragraph-properties fo:break-before="page"/>
      <style:text-properties officeooo:rsid="0010766c" officeooo:paragraph-rsid="0010766c"/>
    </style:style>
    <style:style style:name="P29" style:family="paragraph" style:parent-style-name="Heading_20_1">
      <style:paragraph-properties fo:break-before="page"/>
      <style:text-properties officeooo:rsid="0017a285" officeooo:paragraph-rsid="0017a285"/>
    </style:style>
    <style:style style:name="P30" style:family="paragraph" style:parent-style-name="Heading_20_1">
      <style:paragraph-properties fo:break-before="page"/>
      <style:text-properties officeooo:rsid="0022944b" officeooo:paragraph-rsid="0022944b"/>
    </style:style>
    <style:style style:name="P31" style:family="paragraph" style:parent-style-name="Contents_20_2">
      <style:paragraph-properties>
        <style:tab-stops>
          <style:tab-stop style:position="6.4965in"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229da" style:font-style-asian="italic" style:font-style-complex="italic"/>
    </style:style>
    <style:style style:name="T3" style:family="text">
      <style:text-properties fo:font-style="italic" officeooo:rsid="0014accb" style:font-style-asian="italic" style:font-style-complex="italic"/>
    </style:style>
    <style:style style:name="T4" style:family="text">
      <style:text-properties fo:font-style="italic" officeooo:rsid="001ba96c" style:font-style-asian="italic" style:font-style-complex="italic"/>
    </style:style>
    <style:style style:name="T5" style:family="text">
      <style:text-properties fo:font-style="italic" officeooo:rsid="002e208a" style:font-style-asian="italic" style:font-style-complex="italic"/>
    </style:style>
    <style:style style:name="T6" style:family="text">
      <style:text-properties fo:font-style="italic" officeooo:rsid="002cd25c" style:font-style-asian="italic" style:font-style-complex="italic"/>
    </style:style>
    <style:style style:name="T7" style:family="text">
      <style:text-properties fo:font-style="italic" officeooo:rsid="002fc9d0" style:font-style-asian="italic" style:font-style-complex="italic"/>
    </style:style>
    <style:style style:name="T8" style:family="text">
      <style:text-properties fo:font-style="italic" officeooo:rsid="00301aa4"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4accb" style:font-style-asian="normal" style:font-style-complex="normal"/>
    </style:style>
    <style:style style:name="T11" style:family="text">
      <style:text-properties fo:font-style="normal" officeooo:rsid="00163458" style:font-style-asian="normal" style:font-style-complex="normal"/>
    </style:style>
    <style:style style:name="T12" style:family="text">
      <style:text-properties fo:font-style="normal" officeooo:rsid="001959ee" style:font-style-asian="normal" style:font-style-complex="normal"/>
    </style:style>
    <style:style style:name="T13" style:family="text">
      <style:text-properties fo:font-style="normal" officeooo:rsid="001a83ba" style:font-style-asian="normal" style:font-style-complex="normal"/>
    </style:style>
    <style:style style:name="T14" style:family="text">
      <style:text-properties fo:font-style="normal" officeooo:rsid="001ba96c" style:font-style-asian="normal" style:font-style-complex="normal"/>
    </style:style>
    <style:style style:name="T15" style:family="text">
      <style:text-properties fo:font-style="normal" officeooo:rsid="001c5b48" style:font-style-asian="normal" style:font-style-complex="normal"/>
    </style:style>
    <style:style style:name="T16" style:family="text">
      <style:text-properties fo:font-style="normal" officeooo:rsid="001e1ae4" style:font-style-asian="normal" style:font-style-complex="normal"/>
    </style:style>
    <style:style style:name="T17" style:family="text">
      <style:text-properties fo:font-style="normal" officeooo:rsid="001e32c8" style:font-style-asian="normal" style:font-style-complex="normal"/>
    </style:style>
    <style:style style:name="T18" style:family="text">
      <style:text-properties fo:font-style="normal" officeooo:rsid="001e937f" style:font-style-asian="normal" style:font-style-complex="normal"/>
    </style:style>
    <style:style style:name="T19" style:family="text">
      <style:text-properties fo:font-style="normal" officeooo:rsid="001f420d" style:font-style-asian="normal" style:font-style-complex="normal"/>
    </style:style>
    <style:style style:name="T20" style:family="text">
      <style:text-properties fo:font-style="normal" officeooo:rsid="0020db2d" style:font-style-asian="normal" style:font-style-complex="normal"/>
    </style:style>
    <style:style style:name="T21" style:family="text">
      <style:text-properties fo:font-style="normal" officeooo:rsid="00266478" style:font-style-asian="normal" style:font-style-complex="normal"/>
    </style:style>
    <style:style style:name="T22" style:family="text">
      <style:text-properties fo:font-style="normal" officeooo:rsid="0027e2eb" style:font-style-asian="normal" style:font-style-complex="normal"/>
    </style:style>
    <style:style style:name="T23" style:family="text">
      <style:text-properties fo:font-style="normal" officeooo:rsid="002cd25c" style:font-style-asian="normal" style:font-style-complex="normal"/>
    </style:style>
    <style:style style:name="T24" style:family="text">
      <style:text-properties fo:font-style="normal" officeooo:rsid="002e208a" style:font-style-asian="normal" style:font-style-complex="normal"/>
    </style:style>
    <style:style style:name="T25" style:family="text">
      <style:text-properties fo:font-style="normal" officeooo:rsid="002fc9d0" style:font-style-asian="normal" style:font-style-complex="normal"/>
    </style:style>
    <style:style style:name="T26" style:family="text">
      <style:text-properties fo:font-style="normal" officeooo:rsid="00301aa4" style:font-style-asian="normal" style:font-style-complex="normal"/>
    </style:style>
    <style:style style:name="T27" style:family="text">
      <style:text-properties fo:font-style="normal" officeooo:rsid="0031bdf4" style:font-style-asian="normal" style:font-style-complex="normal"/>
    </style:style>
    <style:style style:name="T28" style:family="text">
      <style:text-properties fo:font-style="normal" officeooo:rsid="0034a063" style:font-style-asian="normal" style:font-style-complex="normal"/>
    </style:style>
    <style:style style:name="T29" style:family="text">
      <style:text-properties fo:font-style="normal" officeooo:rsid="00362e51" style:font-style-asian="normal" style:font-style-complex="normal"/>
    </style:style>
    <style:style style:name="T30" style:family="text">
      <style:text-properties officeooo:rsid="001229da"/>
    </style:style>
    <style:style style:name="T31" style:family="text">
      <style:text-properties officeooo:rsid="001a83ba"/>
    </style:style>
    <style:style style:name="T32" style:family="text">
      <style:text-properties officeooo:rsid="002c7d6f"/>
    </style:style>
    <style:style style:name="T33" style:family="text">
      <style:text-properties officeooo:rsid="002cd25c"/>
    </style:style>
    <style:style style:name="T34" style:family="text">
      <style:text-properties officeooo:rsid="00379dd3"/>
    </style:style>
    <style:style style:name="T35" style:family="text">
      <style:text-properties officeooo:rsid="003863f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1"/>
      <text:p text:style-name="P1">The Legend of Zelda</text:p>
      <text:p text:style-name="P2"/>
      <text:p text:style-name="P2"/>
      <text:p text:style-name="P2"/>
      <text:p text:style-name="P2"/>
      <text:p text:style-name="P2"/>
      <text:p text:style-name="P2"/>
      <text:p text:style-name="P2"/>
      <text:p text:style-name="P2"/>
      <text:p text:style-name="P2"/>
      <text:p text:style-name="P3"/>
      <text:p text:style-name="P8"/>
      <text:p text:style-name="P3"/>
      <text:p text:style-name="P3"/>
      <text:list xml:id="list3781973177" text:style-name="L1">
        <text:list-item>
          <text:p text:style-name="P5">Opis projekta:</text:p>
          <text:p text:style-name="P6">Rimejk igrice The Legend of Zelda originalno napravljene za NES konzolu.</text:p>
        </text:list-item>
      </text:list>
      <text:list xml:id="list4261308934" text:style-name="L2">
        <text:list-item>
          <text:p text:style-name="P24">Tim:<text:line-break/>Dario Perić RA 185/2017<text:line-break/>Marko Govedar RA 183/2017<text:line-break/>Jasmina Savić RA 40/2017<text:line-break/>Simeon Lagundžin RA 214/2017</text:p>
        </text:list-item>
      </text:list>
      <text:p text:style-name="P4"/>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Sadržaj</text:p>
          </text:index-title>
          <text:p text:style-name="P33"><text:a xlink:type="simple" xlink:href="#__RefHeading___Toc161_918485179" text:style-name="Index_20_Link" text:visited-style-name="Index_20_Link">Pojmovi<text:tab/>3</text:a></text:p>
          <text:p text:style-name="P33"><text:a xlink:type="simple" xlink:href="#__RefHeading___Toc163_918485179" text:style-name="Index_20_Link" text:visited-style-name="Index_20_Link">Opis igre<text:tab/>4</text:a></text:p>
          <text:p text:style-name="P33"><text:a xlink:type="simple" xlink:href="#__RefHeading___Toc165_918485179" text:style-name="Index_20_Link" text:visited-style-name="Index_20_Link">Tok izrade projekta<text:tab/>5</text:a></text:p>
          <text:p text:style-name="P31"><text:a xlink:type="simple" xlink:href="#__RefHeading___Toc343_918485179" text:style-name="Index_20_Link" text:visited-style-name="Index_20_Link">1. Obrada slike<text:tab/>5</text:a></text:p>
          <text:p text:style-name="P31"><text:a xlink:type="simple" xlink:href="#__RefHeading___Toc345_918485179" text:style-name="Index_20_Link" text:visited-style-name="Index_20_Link">2. Iscrtavanje mapa, </text:a><text:a xlink:type="simple" xlink:href="#__RefHeading___Toc345_918485179" text:style-name="Index_20_Link" text:visited-style-name="Index_20_Link"><text:span text:style-name="T1">spite</text:span></text:a><text:a xlink:type="simple" xlink:href="#__RefHeading___Toc345_918485179" text:style-name="Index_20_Link" text:visited-style-name="Index_20_Link">-ova i </text:a><text:a xlink:type="simple" xlink:href="#__RefHeading___Toc345_918485179" text:style-name="Index_20_Link" text:visited-style-name="Index_20_Link"><text:span text:style-name="T1">tile</text:span></text:a><text:a xlink:type="simple" xlink:href="#__RefHeading___Toc345_918485179" text:style-name="Index_20_Link" text:visited-style-name="Index_20_Link">-ova<text:tab/>5</text:a></text:p>
        </text:index-body>
      </text:table-of-content>
      <text:p text:style-name="P3"/>
      <text:h text:style-name="P29" text:outline-level="1"><text:bookmark-start text:name="__RefHeading___Toc161_918485179"/>Pojmovi<text:bookmark-end text:name="__RefHeading___Toc161_918485179"/></text:h>
      <text:list xml:id="list3685979798" text:style-name="L5">
        <text:list-item>
          <text:p text:style-name="P16">sprite<text:span text:style-name="T9"> - sličica nekog objekta ili karaktera koju treba prikazati</text:span></text:p>
        </text:list-item>
        <text:list-item>
          <text:p text:style-name="P16">tile<text:span text:style-name="T9"> - gradivna jedinica pozadine, nekad i </text:span>sprite<text:span text:style-name="T9">-ova, obično blok 8x8 ili 16x16</text:span></text:p>
        </text:list-item>
        <text:list-item>
          <text:p text:style-name="P16">tile sheet<text:span text:style-name="T9"> - skup svih </text:span>tile<text:span text:style-name="T9">-ove koji grade pozadinu</text:span><text:span text:style-name="T12"> različitih prikaza</text:span><text:span text:style-name="T13"> unutar igre</text:span></text:p>
        </text:list-item>
        <text:list-item>
          <text:p text:style-name="P17"><text:span text:style-name="T31">H</text:span>UD <text:span text:style-name="T9">(eng. </text:span>Heads Up Display<text:span text:style-name="T9">) </text:span>- <text:span text:style-name="T9">deo ekrana koji prikazuje trenutno stanje igre</text:span><text:span text:style-name="T19"> i glavnog lika</text:span><text:span text:style-name="T9"> igraču</text:span></text:p>
        </text:list-item>
      </text:list>
      <text:h text:style-name="P28" text:outline-level="1"><text:bookmark-start text:name="__RefHeading___Toc163_918485179"/>Opis igre<text:bookmark-end text:name="__RefHeading___Toc163_918485179"/></text:h>
      <text:p text:style-name="P10"/>
      <text:p text:style-name="P9"><text:tab/><text:span text:style-name="T1">The Legend of Zelda </text:span>(1986) je video igra napravljena od strane <text:span text:style-name="T1">Nintendo Co.</text:span><text:span text:style-name="T2"> </text:span><text:span text:style-name="T30">za </text:span><text:span text:style-name="T2">NES</text:span><text:span text:style-name="T30"> (</text:span><text:span text:style-name="T2">Nintendo Entertainment System</text:span><text:span text:style-name="T30">) konzolu za igre,</text:span> kao prva u seriji igara <text:span text:style-name="T1">The Legend of Zelda</text:span>. Glavni junak igre je Link, koji u zamišljenom svetu <text:span text:style-name="T1">Hyurule </text:span>za cilj ima da njegovim obilaskom sakupi 8 delova artefakta <text:span text:style-name="T1">Triforce of Wisdom </text:span><text:span text:style-name="T9">kako bi spasio princezu Zeldu od zlih ruku glavnog antagoniste, Ganona.</text:span></text:p>
      <text:p text:style-name="P9"><text:span text:style-name="T9"/></text:p>
      <text:p text:style-name="P11"><text:span text:style-name="T14">Igrač kontroliše Linka iz </text:span><text:span text:style-name="T4">overhead</text:span><text:span text:style-name="T14"> perspektive. </text:span><text:span text:style-name="T9">Sama igra se odvija u okviru celog </text:span><text:span text:style-name="T1">overworld</text:span><text:span text:style-name="T9">-a (koji se sastoji od 8x16 manjih delova</text:span><text:span text:style-name="T14"> - mapa</text:span><text:span text:style-name="T9">), gde se prikazuje samo jedan deo u datom trenutku, a Link može da se kreće po celom </text:span><text:span text:style-name="T1">overworld</text:span><text:span text:style-name="T9">-u. U ovoj realizaciji, pri samom pokretanju igre, pojavljuje se uvodni ekran i pritiskom na start dugme (</text:span><text:span text:style-name="T17">taster</text:span><text:span text:style-name="T9"> S na tastaturi), prikazuje se početna mapa. </text:span><text:span text:style-name="T10">Odavde, Link ulazi u pećinu i dobija mač od Velikog Mudraca</text:span><text:span text:style-name="T10"><text:note text:id="ftn0" text:note-class="footnote"><text:note-citation>1</text:note-citation><text:note-body><text:p text:style-name="P27">U originalu, to je tzv. <text:span text:style-name="T1">Old Man</text:span><text:span text:style-name="T9">. U našoj realizaciji to je specijalno izrađen karakter Velikog Mudraca.</text:span></text:p></text:note-body></text:note></text:span><text:span text:style-name="T10"> (uz reči </text:span><text:span text:style-name="T3">"It's dangerous to go alone! Take this."</text:span><text:span text:style-name="T10">)</text:span><text:span text:style-name="T11">. Nakon što dobije mač, Link izlazi iz pećine i može dalje da istražuje svet.</text:span></text:p>
      <text:p text:style-name="P11"><text:span text:style-name="T11"/></text:p>
      <text:p text:style-name="P12"><text:span text:style-name="T9">Funkcionalnosti koje su realizovane:</text:span></text:p>
      <text:list xml:id="list3187193159" text:style-name="L4">
        <text:list-item>
          <text:p text:style-name="P14"><text:span text:style-name="T9">Osim uvodnog ekrana i pećine na početku igre, sv</text:span><text:span text:style-name="T15">e mape </text:span><text:span text:style-name="T9">su crtan</text:span><text:span text:style-name="T15">e</text:span><text:span text:style-name="T9"> indeksiranjem tile-ova sa </text:span><text:span text:style-name="T1">tile sheet</text:span><text:span text:style-name="T9">-ova.</text:span></text:p>
        </text:list-item>
        <text:list-item>
          <text:p text:style-name="P15"><text:span text:style-name="T9">Za</text:span><text:span text:style-name="T14"> crtanje </text:span><text:span text:style-name="T15">karaktera, objekata</text:span><text:span text:style-name="T16"> </text:span><text:span text:style-name="T15">i HUD</text:span><text:span text:style-name="T14"> korišćeni su </text:span><text:span text:style-name="T4">sprite</text:span><text:span text:style-name="T14">-ovi.</text:span></text:p>
        </text:list-item>
        <text:list-item>
          <text:p text:style-name="P19"><text:span text:style-name="T14">L</text:span><text:span text:style-name="T9">ink može da </text:span><text:span text:style-name="T21">se</text:span><text:span text:style-name="T9"> kreće u oba smera pa obe ose. Takođe može da vrši napad mačem</text:span><text:span text:style-name="T21"> u svim smerovima</text:span><text:span text:style-name="T9"> (ovo igrač ostvaruje <text:s/>pritiskom <text:s/>na taster B).</text:span></text:p>
        </text:list-item>
        <text:list-item>
          <text:p text:style-name="P18"><text:span text:style-name="T14">T</text:span><text:span text:style-name="T9">okom prikaza je</text:span><text:span text:style-name="T15">dne mape, pozadina</text:span><text:span text:style-name="T18"> se ažurira samo oko karaktera koji se kreću.</text:span></text:p>
        </text:list-item>
      </text:list>
      <text:list xml:id="list4240471689" text:style-name="L3">
        <text:list-item>
          <text:p text:style-name="P13"><text:span text:style-name="T9">Link može da se kreće po celom </text:span><text:span text:style-name="T1">overworld</text:span><text:span text:style-name="T9">-u tako što kada dođe do ivice ekrana prelazi na naredn</text:span><text:span text:style-name="T19">u mapu.</text:span></text:p>
        </text:list-item>
        <text:list-item>
          <text:p text:style-name="P20"><text:span text:style-name="T9">Na nekim mapama, neprijatelji - oktoroci (eng. </text:span><text:span text:style-name="T1">octoroks</text:span><text:span text:style-name="T9">) mogu da napadaju Linka, ali i Link može da napada njih</text:span><text:span text:style-name="T22"> mačem</text:span><text:span text:style-name="T9">.</text:span></text:p>
        </text:list-item>
        <text:list-item>
          <text:p text:style-name="P13"><text:span text:style-name="T9">Kolizija sa okolinom (Link </text:span><text:span text:style-name="T19">i neprijatelji </text:span><text:span text:style-name="T9">mo</text:span><text:span text:style-name="T19">gu</text:span><text:span text:style-name="T9"> da</text:span><text:span text:style-name="T19"> se</text:span><text:span text:style-name="T9"> šeta</text:span><text:span text:style-name="T19">j</text:span><text:span text:style-name="T20">u</text:span><text:span text:style-name="T9"> samo po određenim </text:span><text:span text:style-name="T1">tile</text:span><text:span text:style-name="T9">-ovima)</text:span><text:span text:style-name="T19">.</text:span></text:p>
        </text:list-item>
      </text:list>
      <text:h text:style-name="P30" text:outline-level="1"><text:bookmark-start text:name="__RefHeading___Toc165_918485179"/>Tok izrade projekta<text:bookmark-end text:name="__RefHeading___Toc165_918485179"/></text:h>
      <text:p text:style-name="P21"><text:span text:style-name="T34"><text:tab/></text:span>Inicijalni plan je bio raditi u indeksnom 4 modu, koristeći pakovane registre. Međutim, kako bi kretanje karaktera bilo sa najmanjim mogućim korakom (1px), odlučeno je da se radi sa raspakovanim registrima kako bi bio olakšan pristup svakom posebnom pikselu ekrana.<text:span text:style-name="T34"> </text:span></text:p>
      <text:p text:style-name="P22">Prvi korak je bio obrada potrebnih slika i generisanje informacija potrebnih za njihovo crtanje na ekran. Za početak je urađeno iscrtavanje samo jedne mape i Linka na njoj. Dalje je uvedeno kretanje Linka po jednoj mapi i animacija Linka. Zatim je uvedeno kretanje između mapa i realizovana je detekcija kolizije.<text:span text:style-name="T35"> Nakon toga, uvedeno je istravanje HUD, mini-mape na HUD, mogućnost korišćena mača. Na samom kraju, uvedeni su neprijatelji i interakcija s njima.</text:span></text:p>
      <text:h text:style-name="P25" text:outline-level="2"><text:bookmark-start text:name="__RefHeading___Toc343_918485179"/>1. Obrada slike<text:bookmark-end text:name="__RefHeading___Toc343_918485179"/></text:h>
      <text:p text:style-name="P21"><text:tab/>Na samom početku bilo je potrebno pripremiti palete za bojama i matrice sa indeksima boja<text:span text:style-name="T32"> iz paleta</text:span> za svaki piksel mapa koje je potrebno prikazivati. Za uvodni ekran i pećinu, napravljene su matrice za celu sliku. Za mape<text:span text:style-name="T33">, objekte</text:span> i karaktere, napravljene su takve matrice za odgovarajuće <text:span text:style-name="T1">sprite</text:span><text:span text:style-name="T9">-ove</text:span> i <text:span text:style-name="T1">tile sheet</text:span><text:span text:style-name="T9">-ove. Ovo je urađeno koristeći </text:span><text:span text:style-name="T6">Python</text:span><text:span text:style-name="T23"> skriptu priloženu uz postavku projekta, </text:span><text:span text:style-name="T5">img_to_src.py</text:span><text:span text:style-name="T24">. Za generisanje </text:span><text:span text:style-name="T5">look-up </text:span><text:span text:style-name="T24">tabela za indeksima </text:span><text:span text:style-name="T5">tile</text:span><text:span text:style-name="T24">-ova veličina 16x16 iz </text:span><text:span text:style-name="T5">tile sheet</text:span><text:span text:style-name="T24">-ova napisana je takođe </text:span><text:span text:style-name="T5">Python</text:span><text:span text:style-name="T24"> skripta koja interno prvo pravi niz </text:span><text:span text:style-name="T5">tile</text:span><text:span text:style-name="T24">-ova i prolazi kroz svaku mapu po blokovima 16x16 i traži poklapanje sa nekim od </text:span><text:span text:style-name="T5">tile</text:span><text:span text:style-name="T24">-ova iz niza i dodeljuje tom bloku odgovarajući indeks. </text:span><text:span text:style-name="T25">Skripta takođe generiše odgovarajuće </text:span><text:span text:style-name="T7">header</text:span><text:span text:style-name="T25"> i </text:span><text:span text:style-name="T7">source</text:span><text:span text:style-name="T25"> fajlove.</text:span><text:span text:style-name="T26"> Radi olakšane upotrebe, slike su obrađene kako bi se </text:span><text:span text:style-name="T8">sprite</text:span><text:span text:style-name="T26">-ovi podesili na indekse piksela deljivih sa 8. </text:span><text:span text:style-name="T27">Takođe, </text:span><text:span text:style-name="T28">za većinu slika je prvobitno bilo potrebno uraditi korekciju boja, ispravljanja oštećenih piksela itd.</text:span><text:span text:style-name="T29"> </text:span></text:p>
      <text:p text:style-name="P21"><text:span text:style-name="T29"/></text:p>
      <text:h text:style-name="P26" text:outline-level="2"><text:bookmark-start text:name="__RefHeading___Toc345_918485179"/>2. Iscrtavanje mapa, <text:span text:style-name="T1">spite</text:span>-ova i <text:span text:style-name="T1">tile</text:span>-ova<text:bookmark-end text:name="__RefHeading___Toc345_918485179"/></text:h>
      <text:p text:style-name="P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Footer"><text:page-number text:select-page="current">5</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0T22:03:38.848646057</meta:creation-date>
    <dc:date>2020-06-12T23:29:24.492055473</dc:date>
    <meta:editing-duration>PT1H47M56S</meta:editing-duration>
    <meta:editing-cycles>40</meta:editing-cycles>
    <meta:generator>LibreOffice/6.0.7.3$Linux_X86_64 LibreOffice_project/00m0$Build-3</meta:generator>
    <meta:document-statistic meta:table-count="0" meta:image-count="0" meta:object-count="0" meta:page-count="5" meta:paragraph-count="35" meta:word-count="702" meta:character-count="4264" meta:non-whitespace-character-count="3604"/>
  </office:meta>
</office:document-meta>
</file>